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luelinesdark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fill-color="#ffffff" draw:auto-grow-height="true" fo:min-height="3.507cm"/>
    </style:style>
    <style:style style:name="pr2" style:family="presentation" style:parent-style-name="lyt-bluelinesgrad-outline1">
      <style:graphic-properties draw:fill-color="#ffffff" draw:auto-grow-height="true" fo:min-height="11.887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7cm"/>
    </style:style>
    <style:style style:name="pr5" style:family="presentation" style:parent-style-name="lyt-bluelinesgrad-outline1">
      <style:graphic-properties fo:min-height="11.887cm"/>
    </style:style>
    <style:style style:name="pr6" style:family="presentation" style:parent-style-name="lyt-bluelinesgrad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font-family="Albany" style:font-family-generic="swiss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99"/>
    </style:style>
    <style:style style:name="T3" style:family="text">
      <style:text-properties fo:font-family="'Courier New'" style:font-family-generic="modern" style:font-pitch="variable"/>
    </style:style>
    <style:style style:name="T4" style:family="text">
      <style:text-properties fo:font-family="Albany" style:font-family-generic="swiss"/>
    </style:style>
    <style:style style:name="T5" style:family="text">
      <style:text-properties fo:font-family="'Courier New'" style:font-family-generic="moder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 text:style-name="P1">Kubernetes Introduction<text:line-break/><text:span text:style-name="T1">by: Warren Hodgkinson</text:span></text:p>
          </draw:text-box>
        </draw:frame>
        <draw:frame presentation:style-name="pr2" draw:text-style-name="P2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Goals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Goals</text:p>
          </draw:text-box>
        </draw:frame>
        <draw:frame presentation:style-name="pr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High-level management of containers</text:p>
                <text:list>
                  <text:list-item>
                    <text:p>Run on multiple nodes</text:p>
                  </text:list-item>
                  <text:list-item>
                    <text:p>Orchestrate rollouts, upgrades, etc</text:p>
                  </text:list-item>
                  <text:list-item>
                    <text:p>Role-based authentication</text:p>
                  </text:list-item>
                  <text:list-item>
                    <text:p>Namespaces</text:p>
                  </text:list-item>
                  <text:list-item>
                    <text:p>Declarative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What is K8S – Control Plane</text:p>
          </draw:text-box>
        </draw:frame>
        <draw:frame presentation:style-name="pr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API: receives instructions</text:p>
              </text:list-item>
              <text:list-item>
                <text:p>Etcd: stores state of resources</text:p>
              </text:list-item>
              <text:list-item>
                <text:p>Cloud Controller Manager: configures cloud</text:p>
              </text:list-item>
              <text:list-item>
                <text:p>Scheduler: decides where pods ru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What is K8S – All Nodes</text:p>
          </draw:text-box>
        </draw:frame>
        <draw:frame presentation:style-name="pr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Kubelet</text:p>
                <text:list>
                  <text:list-item>
                    <text:p>runs pods in the local container system</text:p>
                  </text:list-item>
                </text:list>
              </text:list-item>
              <text:list-item>
                <text:p>KubeProxy</text:p>
                <text:list>
                  <text:list-item>
                    <text:p>Monitors changes to services, and their corresponding end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K8S Resources</text:p>
          </draw:text-box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Nodes</text:p>
              </text:list-item>
              <text:list-item>
                <text:p>Deployments, Statefulsets, Daemonsets and Pods</text:p>
              </text:list-item>
              <text:list-item>
                <text:p>Services</text:p>
              </text:list-item>
              <text:list-item>
                <text:p>Configmaps &amp; Secrets</text:p>
              </text:list-item>
              <text:list-item>
                <text:p>Custom Resour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Connecting to K8S</text:p>
          </draw:text-box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Kubeconfig file – specifies credentials to API</text:p>
                <text:list>
                  <text:list-item>
                    <text:p>List of clusters</text:p>
                  </text:list-item>
                  <text:list-item>
                    <text:p>List of users</text:p>
                  </text:list-item>
                  <text:list-item>
                    <text:p>List of contexts – user + clus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Create Cluster</text:p>
          </draw:text-box>
        </draw:frame>
        <draw:frame presentation:style-name="pr5" draw:layer="layout" svg:width="25.199cm" svg:height="11.959cm" svg:x="1.4cm" svg:y="6.013cm" presentation:class="outline" presentation:user-transformed="true">
          <draw:text-box>
            <text:list text:style-name="L2">
              <text:list-item>
                <text:p>We use Kubernetes in Docker for this workshop</text:p>
              </text:list-item>
              <text:list-item>
                <text:p>Setup simple cluster or use config file</text:p>
                <text:list>
                  <text:list-item>
                    <text:p><text:span text:style-name="T3">kind create cluster --name mit</text:span></text:p>
                  </text:list-item>
                  <text:list-item>
                    <text:p><text:span text:style-name="T3">kind create cluster --config cluster.yaml --name mit</text:span></text:p>
                  </text:list-item>
                </text:list>
              </text:list-item>
              <text:list-item>
                <text:p><text:span text:style-name="T4">This installs the k8s apps in Docker, and gives kubelet access to Docker so it can run pods</text:span></text:p>
              </text:list-item>
              <text:list-item>
                <text:p><text:span text:style-name="T4">Adds a context to communicate with this clus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Study Cluster</text:p>
          </draw:text-box>
        </draw:frame>
        <draw:frame presentation:style-name="pr5" draw:text-style-name="P5" draw:layer="layout" svg:width="25.199cm" svg:height="12.229cm" svg:x="1.4cm" svg:y="6.013cm" presentation:class="outline" presentation:user-transformed="true">
          <draw:text-box>
            <text:list text:style-name="L2">
              <text:list-item>
                <text:p text:style-name="P5"><text:span text:style-name="T4">List objects</text:span></text:p>
                <text:list>
                  <text:list-item>
                    <text:p><text:span text:style-name="T3">kubectl get nodes</text:span></text:p>
                  </text:list-item>
                  <text:list-item>
                    <text:p><text:span text:style-name="T3">kubectl get namespaces</text:span></text:p>
                  </text:list-item>
                  <text:list-item>
                    <text:p><text:span text:style-name="T3">kubectl get pods</text:span></text:p>
                  </text:list-item>
                  <text:list-item>
                    <text:p><text:span text:style-name="T3">kubectl get pods –all-namespaces</text:span></text:p>
                  </text:list-item>
                  <text:list-item>
                    <text:p><text:span text:style-name="T3">kubectl get pods -A</text:span></text:p>
                  </text:list-item>
                </text:list>
              </text:list-item>
              <text:list-item>
                <text:p><text:span text:style-name="T4">List all the types of object in K8S</text:span></text:p>
                <text:list>
                  <text:list-item>
                    <text:p><text:span text:style-name="T3">kubectl api-resourc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Object Details</text:p>
          </draw:text-box>
        </draw:frame>
        <draw:frame presentation:style-name="pr5" draw:text-style-name="P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 text:style-name="P5"><text:span text:style-name="T4">Short Names</text:span></text:p>
                <text:list>
                  <text:list-item>
                    <text:p><text:span text:style-name="T3">kubectl get no mit-control-plane</text:span></text:p>
                  </text:list-item>
                </text:list>
              </text:list-item>
              <text:list-item>
                <text:p><text:span text:style-name="T4">Detailed views</text:span></text:p>
                <text:list>
                  <text:list-item>
                    <text:p><text:span text:style-name="T5">kubectl get no -o wide</text:span></text:p>
                  </text:list-item>
                  <text:list-item>
                    <text:p><text:span text:style-name="T3">kubectl get no mit-control-plane -o yaml</text:span></text:p>
                  </text:list-item>
                  <text:list-item>
                    <text:p><text:span text:style-name="T3">kubectl describe no mit-control-plan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Object Details</text:p>
          </draw:text-box>
        </draw:frame>
        <draw:frame presentation:style-name="pr5" draw:text-style-name="P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 text:style-name="P5"><text:span text:style-name="T4">Metadata</text:span></text:p>
                <text:list>
                  <text:list-item>
                    <text:p><text:span text:style-name="T3">Name, Namespace, Labels, Annotations</text:span></text:p>
                  </text:list-item>
                </text:list>
              </text:list-item>
              <text:list-item>
                <text:p><text:span text:style-name="T4">Spec</text:span></text:p>
                <text:list>
                  <text:list-item>
                    <text:p><text:span text:style-name="T5">Specific to type of object</text:span></text:p>
                  </text:list-item>
                </text:list>
              </text:list-item>
              <text:list-item>
                <text:p><text:span text:style-name="T4">Status</text:span></text:p>
                <text:list>
                  <text:list-item>
                    <text:p><text:span text:style-name="T3">Reflects stat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Deployments</text:p>
          </draw:text-box>
        </draw:frame>
        <draw:frame presentation:style-name="pr5" draw:text-style-name="P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 text:style-name="P5"><text:span text:style-name="T4">Setup Yaml file and apply it</text:span></text:p>
                <text:list>
                  <text:list-item>
                    <text:p><text:span text:style-name="T3">kubectl apply -f nginx-deployment.yaml</text:span></text:p>
                  </text:list-item>
                </text:list>
              </text:list-item>
              <text:list-item>
                <text:p><text:span text:style-name="T4">Edit the deployment – set replicas to 2</text:span></text:p>
                <text:list>
                  <text:list-item>
                    <text:p><text:span text:style-name="T3">kubectl edit deployment web-serv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Hands on – Liveness</text:p>
          </draw:text-box>
        </draw:frame>
        <draw:frame presentation:style-name="pr5" draw:text-style-name="P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 text:style-name="P5"><text:span text:style-name="T4">Readiness</text:span></text:p>
                <text:list>
                  <text:list-item>
                    <text:p><text:span text:style-name="T3">Signals that a Pod is ready to receive traffic</text:span></text:p>
                  </text:list-item>
                  <text:list-item>
                    <text:p><text:span text:style-name="T3">Controls Pod's membership to Service</text:span></text:p>
                  </text:list-item>
                </text:list>
              </text:list-item>
              <text:list-item>
                <text:p><text:span text:style-name="T4">Liveness</text:span></text:p>
                <text:list>
                  <text:list-item>
                    <text:p><text:span text:style-name="T3">Signals that a Pod has not hanged, and need not be restart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Rolling Upgrades</text:p>
          </draw:text-box>
        </draw:frame>
        <draw:frame presentation:style-name="pr5" draw:text-style-name="P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 text:style-name="P5"><text:span text:style-name="T4">Deploy myapp service</text:span></text:p>
                <text:list>
                  <text:list-item>
                    <text:p><text:span text:style-name="T3">kubectl create -f myapp-service.yaml</text:span></text:p>
                  </text:list-item>
                </text:list>
              </text:list-item>
              <text:list-item>
                <text:p><text:span text:style-name="T4">Deploy an initial version of myapp</text:span></text:p>
                <text:list>
                  <text:list-item>
                    <text:p><text:span text:style-name="T3">./myapp-build-and-deploy.s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7cm" svg:x="1.4cm" svg:y="0.836cm" presentation:class="title" presentation:placeholder="true">
        <draw:text-box/>
      </draw:frame>
      <draw:frame presentation:style-name="lyt-bluelinesgrad-outline1" draw:layer="backgroundobjects" svg:width="25.199cm" svg:height="11.887cm" svg:x="1.4cm" svg:y="6.0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4$Unix OpenOffice.org_project/4114m1$Build-9811</meta:generator>
    <dc:title>Blue Lines and Gradients</dc:title>
    <dc:description>Presentation Layout Template</dc:description>
    <meta:creation-date>2023-11-05T11:13:47.03</meta:creation-date>
    <dc:language>en-US</dc:language>
    <meta:editing-cycles>42</meta:editing-cycles>
    <meta:editing-duration>P1DT2H37M43S</meta:editing-duration>
    <meta:initial-creator>Warren Hodgkinson</meta:initial-creator>
    <dc:date>2023-11-19T20:59:07</dc:date>
    <dc:creator>Warren Hodgkinson</dc:creator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../Program%20Files%20(x86)/OpenOffice%204/share/template/en-US/layout/lyt-bluelinesgrad.otp" meta:date="2019-01-24T12:24:17.61"/>
  </office:meta>
</office:document-meta>
</file>